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rl-tb"/>
      <style:text-properties fo:text-shadow="none"/>
    </style:style>
    <style:style style:name="P2" style:family="paragraph" style:parent-style-name="Standard">
      <style:paragraph-properties fo:margin-left="0in" fo:margin-right="0in" fo:text-align="justify" style:justify-single-word="false" fo:text-indent="0in" style:auto-text-indent="false" style:writing-mode="rl-tb"/>
      <style:text-properties fo:text-shadow="none"/>
    </style:style>
    <style:style style:name="P3" style:family="paragraph" style:parent-style-name="Standard">
      <style:paragraph-properties fo:margin-left="0in" fo:margin-right="0in" fo:text-align="center" style:justify-single-word="false" fo:text-indent="0in" style:auto-text-indent="false" style:writing-mode="rl-tb"/>
      <style:text-properties fo:t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سوال 3 تمرین hw10</text:p>
      <text:p text:style-name="P3"/>
      <text:p text:style-name="P2">موجودیت:</text:p>
      <text:p text:style-name="P2">موجودیت پایگاه داده یک چیز ، شخص ، مکان ، واحد ، شی یا هر موردی است که داده ها باید در مورد آن گرفته و به صورت خصوصیات ، گردش کار و جداول ذخیره شوند. در حالی که گردش کار و جداول برای موجودیت پایگاه داده اختیاری هستند ، خصوصیات لازم است (زیرا موجودیت بدون ویژگی موجودیت نیست).</text:p>
      <text:p text:style-name="P2"/>
      <text:p text:style-name="P2"/>
      <text:p text:style-name="P2">رابطه:</text:p>
      <text:p text:style-name="P2">رابطه برای توصیف روابطی که می تواند بین جداول در یک پایگاه داده ایجاد شوند مورد استفاده قرار می گیرد.</text:p>
      <text:p text:style-name="P2">در پایگاه داده های رابطه ای ، رابطه بین دو جدول هنگامی وجود دارد که یکی از آنها دارای یک کلید خارجی است که به کلید اصلی جدول دیگر مراجعه می کند. این واقعیت واحد به پایگاه داده های رابطه ای اجازه می دهد تا داده ها را در جداول مختلف تقسیم و ذخیره کنند ، اما هنوز موارد مختلف داده را به یکدیگر پیوند می دهند. این یکی از ویژگی هایی است که پایگاه داده های رابطه ای را در ذخیره اطلاعات چنین قدرتمند و کارآمد می کند.</text:p>
      <text:p text:style-name="P1"/>
      <text:p text:style-name="P1"/>
      <text:p text:style-name="P1">نرمالسازی:</text:p>
      <text:p text:style-name="P1">نرمال سازی پایگاه داده فرایندی است که برای سازماندهی پایگاه داده در جداول و ستون ها استفاده می شود. ایده اصلی این است که هر جدول باید در مورد یک موضوع خاص باشد و فقط شامل موضوعات مربوط به آن باشد.</text:p>
      <text:p text:style-name="P1">سه دلیل اصلی برای نرمالسازی پایگاه داده وجود دارد. مورد اول به حداقل رساندن داده های تکراری ، دوم به حداقل رساندن یا اجتناب از مشکلات تغییر داده ها و سوم ساده سازی نمایش داده ها است.</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5P0" style:volatile="true">
      <number:currency-symbol number:language="en" number:country="US">$</number:currency-symbol>
      <number:number number:decimal-places="0" number:min-decimal-places="0" number:min-integer-digits="1" number:grouping="true"/>
    </number:currency-style>
    <number:currency-style style:name="N105">
      <number:text>-</number:text>
      <number:currency-symbol number:language="en" number:country="US">$</number:currency-symbol>
      <number:number number:decimal-places="0" number: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number:min-decimal-places="2" number:min-integer-digits="1" number:grouping="true"/>
    </number:currency-style>
    <number:currency-style style:name="N107">
      <number:text>-</number:text>
      <number:currency-symbol number:language="en" number:country="US">$</number:currency-symbol>
      <number:number number:decimal-places="2" number: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16">
      <number:scientific-number number:decimal-places="2" number:min-decimal-places="2" number:min-integer-digits="1" number:min-exponent-digits="2" number:exponent-interval="3" number:forced-exponent-sign="true"/>
    </number:number-style>
    <number:currency-style style:name="N11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date-style>
    <number:date-style style:name="N129">
      <number:month number:calendar="jewish" number:style="long" number:textual="true"/>
      <number:text> </number:text>
      <number:year number:calendar="jewish" number:style="long"/>
    </number:date-style>
    <number:date-style style:name="N130">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6T08:40:54.693509637</meta:creation-date>
    <dc:date>2021-06-06T12:28:11.596706917</dc:date>
    <meta:editing-duration>PT1H38M27S</meta:editing-duration>
    <meta:editing-cycles>3</meta:editing-cycles>
    <meta:generator>LibreOffice/7.1.3.2$Linux_X86_64 LibreOffice_project/10$Build-2</meta:generator>
    <meta:document-statistic meta:table-count="0" meta:image-count="0" meta:object-count="0" meta:page-count="1" meta:paragraph-count="9" meta:word-count="253" meta:character-count="1204" meta:non-whitespace-character-count="960"/>
  </office:meta>
</office:document-meta>
</file>